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Monospace" svg:font-family="Monospace" style:font-pitch="fixed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hare_transfer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Monospace" svg:font-family="Monospace" style:font-pitch="fixed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0T10:55:19</dc:date>
    <dc:creator>phung11764 </dc:creator>
    <meta:editing-duration>PT7M37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